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1pt"/>
    </style:style>
    <style:style style:name="co2" style:family="table-column">
      <style:table-column-properties fo:break-before="auto" style:column-width="24.55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298.66pt"/>
    </style:style>
    <style:style style:name="co5" style:family="table-column">
      <style:table-column-properties fo:break-before="auto" style:column-width="395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cker-25mm-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visibility="collapse" table:default-cell-style-name="ce5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 ON</text:p>
          </table:table-cell>
          <table:table-cell table:style-name="ce1" office:value-type="string" calcext:value-type="string">
            <text:p>TME ON</text:p>
          </table:table-cell>
          <table:table-cell table:style-name="ce1" office:value-type="string" calcext:value-type="string">
            <text:p>Arrow</text:p>
          </table:table-cell>
          <table:table-cell table:style-name="ce1" office:value-type="string" calcext:value-type="string">
            <text:p>Multiplicity</text:p>
          </table:table-cell>
          <table:table-cell table:style-name="ce1" office:value-type="string" calcext:value-type="string">
            <text:p>Qty to ord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arnell ON</text:p>
          </table:table-cell>
          <table:table-cell table:style-name="ce1" office:value-type="string" calcext:value-type="string">
            <text:p>TME 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PYRO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 pin male he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2]&gt;[.A2]; CEILING([.B2]/[.I2])*[.I2]; 0)" office:value-type="float" office:value="0" calcext:value-type="float">
            <text:p>0</text:p>
          </table:table-cell>
          <table:table-cell/>
          <table:table-cell table:formula="of:=[.K2]*[.J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 pin male he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3]&gt;[.A3]; CEILING([.B3]/[.I3])*[.I3]; 0)" office:value-type="float" office:value="0" calcext:value-type="float">
            <text:p>0</text:p>
          </table:table-cell>
          <table:table-cell/>
          <table:table-cell table:formula="of:=[.K3]*[.J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6</text:p>
          </table:table-cell>
          <table:table-cell table:style-name="ce6" office:value-type="string" calcext:value-type="string">
            <text:p>3 pin male header</text:p>
          </table:table-cell>
          <table:table-cell/>
          <table:table-cell table:style-name="ce7" office:value-type="string" calcext:value-type="string">
            <text:p><text:a xlink:href="https://www.tme.eu/en/details/zl265-3sg/pin-headers/connfly/ds1026-01-1_3s8bv/" xlink:type="simple">ZL265-3SG</text:a>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table:formula="of:=IF([.B4]&gt;[.A4]; CEILING([.B4]/[.I4])*[.I4]; 0)" office:value-type="float" office:value="10" calcext:value-type="float">
            <text:p>10</text:p>
          </table:table-cell>
          <table:table-cell office:value-type="float" office:value="0.06198" calcext:value-type="float">
            <text:p>0.06198</text:p>
          </table:table-cell>
          <table:table-cell table:formula="of:=[.K4]*[.J4]" office:value-type="float" office:value="0.6198" calcext:value-type="float">
            <text:p>0.6198</text:p>
          </table:table-cell>
          <table:table-cell/>
          <table:table-cell table:style-name="ce7" office:value-type="string" calcext:value-type="string">
            <text:p><text:a xlink:href="https://www.tme.eu/en/details/zl265-3sg/pin-headers/connfly/ds1026-01-1_3s8bv/" xlink:type="simple">ZL265-3SG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4 pin male header</text:p>
          </table:table-cell>
          <table:table-cell/>
          <table:table-cell table:style-name="ce7" office:value-type="string" calcext:value-type="string">
            <text:p><text:a xlink:href="https://www.tme.eu/en/details/zl265-4sg/pin-headers/connfly/ds1026-01-1_4s8bv/" xlink:type="simple">ZL265-4SG</text:a> 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table:formula="of:=IF([.B5]&gt;[.A5]; CEILING([.B5]/[.I5])*[.I5]; 0)" office:value-type="float" office:value="10" calcext:value-type="float">
            <text:p>10</text:p>
          </table:table-cell>
          <table:table-cell office:value-type="float" office:value="0.08224" calcext:value-type="float">
            <text:p>0.08224</text:p>
          </table:table-cell>
          <table:table-cell table:formula="of:=[.K5]*[.J5]" office:value-type="float" office:value="0.8224" calcext:value-type="float">
            <text:p>0.8224</text:p>
          </table:table-cell>
          <table:table-cell/>
          <table:table-cell table:style-name="ce7" office:value-type="string" calcext:value-type="string">
            <text:p><text:a xlink:href="https://www.tme.eu/en/details/zl265-4sg/pin-headers/connfly/ds1026-01-1_4s8bv/" xlink:type="simple">ZL265-4SG</text:a> 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/TMB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 Source: Buerklin</text:p>
          </table:table-cell>
          <table:table-cell/>
          <table:table-cell table:style-name="ce7" office:value-type="string" calcext:value-type="string">
            <text:p><text:a xlink:href="https://www.tme.eu/en/details/ld-bzeg-1203/electromagnetic-sounders-with-generator/loudity/" xlink:type="simple">LD-BZEG-1203</text:a>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formula="of:=IF([.B6]&gt;[.A6]; CEILING([.B6]/[.I6])*[.I6]; 0)" office:value-type="float" office:value="3" calcext:value-type="float">
            <text:p>3</text:p>
          </table:table-cell>
          <table:table-cell office:value-type="float" office:value="0.4781" calcext:value-type="float">
            <text:p>0.4781</text:p>
          </table:table-cell>
          <table:table-cell table:formula="of:=[.K6]*[.J6]" office:value-type="float" office:value="1.4343" calcext:value-type="float">
            <text:p>1.4343</text:p>
          </table:table-cell>
          <table:table-cell/>
          <table:table-cell table:style-name="ce7" office:value-type="string" calcext:value-type="string">
            <text:p><text:a xlink:href="https://www.tme.eu/en/details/ld-bzeg-1203/electromagnetic-sounders-with-generator/loudity/" xlink:type="simple">LD-BZEG-1203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B1, FB3</text:p>
          </table:table-cell>
          <table:table-cell office:value-type="string" calcext:value-type="string">
            <text:p>Ferrite Bead 0805</text:p>
          </table:table-cell>
          <table:table-cell table:style-name="ce7" office:value-type="string" calcext:value-type="string">
            <text:p><text:a xlink:href="http://lv.farnell.com/fair-rite/2508056017y2/ferrite-bead-0-1ohm-2a-0805/dp/1838838" xlink:type="simple">1838838</text:a></text:p>
          </table:table-cell>
          <table:table-cell/>
          <table:table-cell table:style-name="ce7" office:value-type="string" calcext:value-type="string">
            <text:p><text:a xlink:href="https://www.arrow.com/en/products/2508056017y2/fair-rite-products" xlink:type="simple">2508056017Y2</text:a></text:p>
          </table:table-cell>
          <table:table-cell office:value-type="float" office:value="1" calcext:value-type="float">
            <text:p>1</text:p>
          </table:table-cell>
          <table:table-cell table:formula="of:=IF([.B7]&gt;[.A7]; CEILING([.B7]/[.I7])*[.I7]; 0)" office:value-type="float" office:value="0" calcext:value-type="float">
            <text:p>0</text:p>
          </table:table-cell>
          <table:table-cell office:value-type="float" office:value="0.0571" calcext:value-type="float">
            <text:p>0.0571</text:p>
          </table:table-cell>
          <table:table-cell table:formula="of:=[.K7]*[.J7]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://lv.farnell.com/fair-rite/2508056017y2/ferrite-bead-0-1ohm-2a-0805/dp/1838838" xlink:type="simple">1838838</text:a>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MV30UN2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Generic N-MOSFET</text:p>
          </table:table-cell>
          <table:table-cell table:style-name="ce7" office:value-type="string" calcext:value-type="string">
            <text:p><text:a xlink:href="http://lv.farnell.com/nexperia/pmv30un2/mosfet-n-ch-20v-5-4a-sot-23-3/dp/2469652?st=pmv30un2" xlink:type="simple">2469652</text:a></text:p>
          </table:table-cell>
          <table:table-cell/>
          <table:table-cell table:style-name="ce7" office:value-type="string" calcext:value-type="string">
            <text:p><text:a xlink:href="https://www.arrow.com/en/products/irlml6244trpbf/infineon-technologies-ag" xlink:type="simple">IRLML6244TRPBF</text:a></text:p>
          </table:table-cell>
          <table:table-cell office:value-type="float" office:value="5" calcext:value-type="float">
            <text:p>5</text:p>
          </table:table-cell>
          <table:table-cell table:formula="of:=IF([.B8]&gt;[.A8]; CEILING([.B8]/[.I8])*[.I8]; 0)" office:value-type="float" office:value="5" calcext:value-type="float">
            <text:p>5</text:p>
          </table:table-cell>
          <table:table-cell office:value-type="float" office:value="0.194" calcext:value-type="float">
            <text:p>0.194</text:p>
          </table:table-cell>
          <table:table-cell table:formula="of:=[.K8]*[.J8]" office:value-type="float" office:value="0.97" calcext:value-type="float">
            <text:p>0.97</text:p>
          </table:table-cell>
          <table:table-cell table:style-name="ce7" office:value-type="string" calcext:value-type="string">
            <text:p><text:a xlink:href="http://lv.farnell.com/nexperia/pmv30un2/mosfet-n-ch-20v-5-4a-sot-23-3/dp/2469652?st=pmv30un2" xlink:type="simple">2469652</text:a>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, R5, R10, R11, R13, R16, R17, R18, R21, R22, R23, R24, R25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9]&gt;[.A9]; CEILING([.B9]/[.I9])*[.I9]; 0)" office:value-type="float" office:value="0" calcext:value-type="float">
            <text:p>0</text:p>
          </table:table-cell>
          <table:table-cell/>
          <table:table-cell table:formula="of:=[.K9]*[.J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 R6, R7, R19, R26, R27, R30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0]&gt;[.A10]; CEILING([.B10]/[.I10])*[.I10]; 0)" office:value-type="float" office:value="0" calcext:value-type="float">
            <text:p>0</text:p>
          </table:table-cell>
          <table:table-cell/>
          <table:table-cell table:formula="of:=[.K10]*[.J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2, R28, R29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1]&gt;[.A11]; CEILING([.B11]/[.I11])*[.I11]; 0)" office:value-type="float" office:value="0" calcext:value-type="float">
            <text:p>0</text:p>
          </table:table-cell>
          <table:table-cell/>
          <table:table-cell table:formula="of:=[.K11]*[.J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4, R20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2]&gt;[.A12]; CEILING([.B12]/[.I12])*[.I12]; 0)" office:value-type="float" office:value="0" calcext:value-type="float">
            <text:p>0</text:p>
          </table:table-cell>
          <table:table-cell/>
          <table:table-cell table:formula="of:=[.K12]*[.J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3]&gt;[.A13]; CEILING([.B13]/[.I13])*[.I13]; 0)" office:value-type="float" office:value="0" calcext:value-type="float">
            <text:p>0</text:p>
          </table:table-cell>
          <table:table-cell/>
          <table:table-cell table:formula="of:=[.K13]*[.J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2.0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Generic resis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4]&gt;[.A14]; CEILING([.B14]/[.I14])*[.I14]; 0)" office:value-type="float" office:value="0" calcext:value-type="float">
            <text:p>0</text:p>
          </table:table-cell>
          <table:table-cell/>
          <table:table-cell table:formula="of:=[.K14]*[.J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PL3115A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2C precision pressure sensor with altimetry, 20 to 110kPa</text:p>
          </table:table-cell>
          <table:table-cell table:style-name="ce7" office:value-type="string" calcext:value-type="string">
            <text:p><text:a xlink:href="http://lv.farnell.com/nxp/mpl3115a2/pressure-sensor-20-110kpa-8lga/dp/2009084?st=mpl3115" xlink:type="simple">2009084</text:a></text:p>
          </table:table-cell>
          <table:table-cell/>
          <table:table-cell table:style-name="ce7" office:value-type="string" calcext:value-type="string">
            <text:p><text:a xlink:href="https://www.arrow.com/en/products/mpl3115a2/nxp-semiconductors" xlink:type="simple">MPL3115A2</text:a></text:p>
          </table:table-cell>
          <table:table-cell office:value-type="float" office:value="1" calcext:value-type="float">
            <text:p>1</text:p>
          </table:table-cell>
          <table:table-cell table:formula="of:=IF([.B15]&gt;[.A15]; CEILING([.B15]/[.I15])*[.I15]; 0)" office:value-type="float" office:value="1" calcext:value-type="float">
            <text:p>1</text:p>
          </table:table-cell>
          <table:table-cell office:value-type="float" office:value="2.66" calcext:value-type="float">
            <text:p>2.66</text:p>
          </table:table-cell>
          <table:table-cell table:formula="of:=[.K15]*[.J15]" office:value-type="float" office:value="2.66" calcext:value-type="float">
            <text:p>2.66</text:p>
          </table:table-cell>
          <table:table-cell table:style-name="ce7" office:value-type="string" calcext:value-type="string">
            <text:p><text:a xlink:href="http://lv.farnell.com/nxp/mpl3115a2/pressure-sensor-20-110kpa-8lga/dp/2009084?st=mpl3115" xlink:type="simple">200908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SM6DS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NEMO inertial module:</text:p>
          </table:table-cell>
          <table:table-cell table:style-name="ce7" office:value-type="string" calcext:value-type="string">
            <text:p><text:a xlink:href="http://lv.farnell.com/stmicroelectronics/lsm6ds33tr/mems-module-3-axis-gyro-accel/dp/2762756?st=lsm6ds" xlink:type="simple">2762756</text:a></text:p>
          </table:table-cell>
          <table:table-cell/>
          <table:table-cell table:style-name="ce7" office:value-type="string" calcext:value-type="string">
            <text:p><text:a xlink:href="https://www.arrow.com/en/products/lsm6ds33tr/stmicroelectronics" xlink:type="simple">LSM6DS33TR</text:a></text:p>
          </table:table-cell>
          <table:table-cell office:value-type="float" office:value="1" calcext:value-type="float">
            <text:p>1</text:p>
          </table:table-cell>
          <table:table-cell table:formula="of:=IF([.B16]&gt;[.A16]; CEILING([.B16]/[.I16])*[.I16]; 0)"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K16]*[.J16]" office:value-type="float" office:value="2.8" calcext:value-type="float">
            <text:p>2.8</text:p>
          </table:table-cell>
          <table:table-cell table:style-name="ce7" office:value-type="string" calcext:value-type="string">
            <text:p><text:a xlink:href="http://lv.farnell.com/stmicroelectronics/lsm6ds33tr/mems-module-3-axis-gyro-accel/dp/2762756?st=lsm6ds" xlink:type="simple">2762756</text:a>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7]&gt;[.A17]; CEILING([.B17]/[.I17])*[.I17]; 0)" office:value-type="float" office:value="0" calcext:value-type="float">
            <text:p>0</text:p>
          </table:table-cell>
          <table:table-cell/>
          <table:table-cell table:formula="of:=[.K17]*[.J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8]&gt;[.A18]; CEILING([.B18]/[.I18])*[.I18]; 0)" office:value-type="float" office:value="0" calcext:value-type="float">
            <text:p>0</text:p>
          </table:table-cell>
          <table:table-cell/>
          <table:table-cell table:formula="of:=[.K18]*[.J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19]&gt;[.A19]; CEILING([.B19]/[.I19])*[.I19]; 0)" office:value-type="float" office:value="0" calcext:value-type="float">
            <text:p>0</text:p>
          </table:table-cell>
          <table:table-cell/>
          <table:table-cell table:formula="of:=[.K19]*[.J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5504-3.3/LP3985IM5-3.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inear voltage regulator with enable pin and a bypass capacitor pin:</text:p>
          </table:table-cell>
          <table:table-cell table:style-name="ce7" office:value-type="string" calcext:value-type="string">
            <text:p><text:a xlink:href="http://lv.farnell.com/texas-instruments/lp3985im5x-3-3-nopb/ldo-fixed-3-3v-0-15a-sot-23-5/dp/2782545?st=lp3985im5" xlink:type="simple">2782545</text:a></text:p>
          </table:table-cell>
          <table:table-cell/>
          <table:table-cell table:style-name="ce7" office:value-type="string" calcext:value-type="string">
            <text:p><text:a xlink:href="https://www.arrow.com/en/products/lp3985im5-3.3/texas-instruments" xlink:type="simple">LP3985IM5-3.3</text:a></text:p>
          </table:table-cell>
          <table:table-cell office:value-type="float" office:value="1" calcext:value-type="float">
            <text:p>1</text:p>
          </table:table-cell>
          <table:table-cell table:formula="of:=IF([.B20]&gt;[.A20]; CEILING([.B20]/[.I20])*[.I20]; 0)" office:value-type="float" office:value="1" calcext:value-type="float">
            <text:p>1</text:p>
          </table:table-cell>
          <table:table-cell office:value-type="float" office:value="0.473" calcext:value-type="float">
            <text:p>0.473</text:p>
          </table:table-cell>
          <table:table-cell table:formula="of:=[.K20]*[.J20]" office:value-type="float" office:value="0.473" calcext:value-type="float">
            <text:p>0.473</text:p>
          </table:table-cell>
          <table:table-cell table:style-name="ce7" office:value-type="string" calcext:value-type="string">
            <text:p><text:a xlink:href="http://lv.farnell.com/texas-instruments/lp3985im5x-3-3-nopb/ldo-fixed-3-3v-0-15a-sot-23-5/dp/2782545?st=lp3985im5" xlink:type="simple">2782545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5504-2.8/LP3985IM5-2.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inear voltage regulator with enable pin and a bypass capacitor pin:</text:p>
          </table:table-cell>
          <table:table-cell table:style-name="ce7" office:value-type="string" calcext:value-type="string">
            <text:p><text:a xlink:href="http://lv.farnell.com/microchip/mic5504-2-8ym5-tr/ldo-volt-reg-0-3a-2-8v-sot-23/dp/2510373?st=mic5504-2" xlink:type="simple">2510373</text:a></text:p>
          </table:table-cell>
          <table:table-cell/>
          <table:table-cell table:style-name="ce7" office:value-type="string" calcext:value-type="string">
            <text:p><text:a xlink:href="https://www.arrow.com/en/products/mic5504-2.8ym5-tr/microchip-technology" xlink:type="simple">MIC5504-2.8YM5-TR</text:a></text:p>
          </table:table-cell>
          <table:table-cell office:value-type="float" office:value="1" calcext:value-type="float">
            <text:p>1</text:p>
          </table:table-cell>
          <table:table-cell table:formula="of:=IF([.B21]&gt;[.A21]; CEILING([.B21]/[.I21])*[.I21]; 0)" office:value-type="float" office:value="1" calcext:value-type="float">
            <text:p>1</text:p>
          </table:table-cell>
          <table:table-cell office:value-type="float" office:value="0.102" calcext:value-type="float">
            <text:p>0.102</text:p>
          </table:table-cell>
          <table:table-cell table:formula="of:=[.K21]*[.J21]" office:value-type="float" office:value="0.102" calcext:value-type="float">
            <text:p>0.102</text:p>
          </table:table-cell>
          <table:table-cell table:style-name="ce7" office:value-type="string" calcext:value-type="string">
            <text:p><text:a xlink:href="http://lv.farnell.com/microchip/mic5504-2-8ym5-tr/ldo-volt-reg-0-3a-2-8v-sot-23/dp/2510373?st=mic5504-2" xlink:type="simple">2510373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5L010A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ow Voltage, Serial Flash Memory</text:p>
          </table:table-cell>
          <table:table-cell table:style-name="ce7" office:value-type="string" calcext:value-type="string">
            <text:p><text:a xlink:href="http://lv.farnell.com/microchip/sst26vf016b-104i-sn/serial-flash-16mbit-104mhz-soic/dp/2774949" xlink:type="simple">2774949</text:a></text:p>
          </table:table-cell>
          <table:table-cell/>
          <table:table-cell table:style-name="ce7" office:value-type="string" calcext:value-type="string">
            <text:p><text:a xlink:href="https://www.arrow.com/en/products/sst26vf016b-104isn/microchip-technology" xlink:type="simple">SST26VF016B-104I/SN</text:a></text:p>
          </table:table-cell>
          <table:table-cell office:value-type="float" office:value="1" calcext:value-type="float">
            <text:p>1</text:p>
          </table:table-cell>
          <table:table-cell table:formula="of:=IF([.B22]&gt;[.A22]; CEILING([.B22]/[.I22])*[.I22]; 0)"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[.K22]*[.J22]" office:value-type="float" office:value="1.18" calcext:value-type="float">
            <text:p>1.18</text:p>
          </table:table-cell>
          <table:table-cell table:style-name="ce7" office:value-type="string" calcext:value-type="string">
            <text:p><text:a xlink:href="http://lv.farnell.com/microchip/sst26vf016b-104i-sn/serial-flash-16mbit-104mhz-soic/dp/2774949" xlink:type="simple">277494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3110FCR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GNETOMETER, 3AXIS, I2C, 80HZ,DFN-10</text:p>
          </table:table-cell>
          <table:table-cell table:style-name="ce7" office:value-type="string" calcext:value-type="string">
            <text:p><text:a xlink:href="http://lv.farnell.com/nxp/mag3110fcr1/magnetometer-3axis-i2c-80hz/dp/2080492?st=mag3110" xlink:type="simple">2080492</text:a></text:p>
          </table:table-cell>
          <table:table-cell/>
          <table:table-cell table:style-name="ce7" office:value-type="string" calcext:value-type="string">
            <text:p><text:a xlink:href="https://www.arrow.com/en/products/mag3110fcr1/nxp-semiconductors" xlink:type="simple">MAG3110FCR1</text:a></text:p>
          </table:table-cell>
          <table:table-cell office:value-type="float" office:value="1" calcext:value-type="float">
            <text:p>1</text:p>
          </table:table-cell>
          <table:table-cell table:formula="of:=IF([.B23]&gt;[.A23]; CEILING([.B23]/[.I23])*[.I23]; 0)"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table:formula="of:=[.K23]*[.J23]" office:value-type="float" office:value="0.81" calcext:value-type="float">
            <text:p>0.81</text:p>
          </table:table-cell>
          <table:table-cell table:style-name="ce7" office:value-type="string" calcext:value-type="string">
            <text:p><text:a xlink:href="http://lv.farnell.com/nxp/mag3110fcr1/magnetometer-3axis-i2c-80hz/dp/2080492?st=mag3110" xlink:type="simple">2080492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3LIS100D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EMS motion sensor: low-power high-g 3-axis digital accelerometer</text:p>
          </table:table-cell>
          <table:table-cell table:style-name="ce7" office:value-type="string" calcext:value-type="string">
            <text:p><text:a xlink:href="http://lv.farnell.com/stmicroelectronics/h3lis200dltr/accelerometer-digital-o-p-tflga/dp/2532374?st=h3lis" xlink:type="simple">2532374</text:a></text:p>
          </table:table-cell>
          <table:table-cell/>
          <table:table-cell table:style-name="ce7" office:value-type="string" calcext:value-type="string">
            <text:p><text:a xlink:href="https://www.arrow.com/en/products/h3lis100dltr/stmicroelectronics" xlink:type="simple">H3LIS100DLTR</text:a></text:p>
          </table:table-cell>
          <table:table-cell office:value-type="float" office:value="1" calcext:value-type="float">
            <text:p>1</text:p>
          </table:table-cell>
          <table:table-cell table:formula="of:=IF([.B24]&gt;[.A24]; CEILING([.B24]/[.I24])*[.I24]; 0)" office:value-type="float" office:value="1" calcext:value-type="float">
            <text:p>1</text:p>
          </table:table-cell>
          <table:table-cell office:value-type="float" office:value="5.06" calcext:value-type="float">
            <text:p>5.06</text:p>
          </table:table-cell>
          <table:table-cell table:formula="of:=[.K24]*[.J24]" office:value-type="float" office:value="5.06" calcext:value-type="float">
            <text:p>5.06</text:p>
          </table:table-cell>
          <table:table-cell table:style-name="ce7" office:value-type="string" calcext:value-type="string">
            <text:p><text:a xlink:href="http://lv.farnell.com/stmicroelectronics/h3lis200dltr/accelerometer-digital-o-p-tflga/dp/2532374?st=h3lis" xlink:type="simple">253237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ROMATCH-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Match 8 THT receptacle top (215079-8)</text:p>
          </table:table-cell>
          <table:table-cell table:style-name="ce7" office:value-type="string" calcext:value-type="string">
            <text:p><text:a xlink:href="http://lv.farnell.com/amp-te-connectivity/215079-8/connector-8way-vertical-1-27/dp/1773005?st=micromatch%208%20board" xlink:type="simple">1773005</text:a> *</text:p>
          </table:table-cell>
          <table:table-cell table:style-name="ce7" office:value-type="string" calcext:value-type="string">
            <text:p><text:a xlink:href="https://www.tme.eu/en/details/ds1015-04-08r6xt/micro-match-connectors-127mm/connfly/" xlink:type="simple">DS1015-04-08R6XT</text:a></text:p>
          </table:table-cell>
          <table:table-cell table:style-name="ce7"/>
          <table:table-cell office:value-type="float" office:value="10" calcext:value-type="float">
            <text:p>10</text:p>
          </table:table-cell>
          <table:table-cell table:formula="of:=IF([.B25]&gt;[.A25]; CEILING([.B25]/[.I25])*[.I25]; 0)" office:value-type="float" office:value="10" calcext:value-type="float">
            <text:p>10</text:p>
          </table:table-cell>
          <table:table-cell office:value-type="float" office:value="0.276" calcext:value-type="float">
            <text:p>0.276</text:p>
          </table:table-cell>
          <table:table-cell table:formula="of:=[.K25]*[.J25]" office:value-type="float" office:value="2.76" calcext:value-type="float">
            <text:p>2.76</text:p>
          </table:table-cell>
          <table:table-cell table:style-name="ce7" office:value-type="string" calcext:value-type="string">
            <text:p><text:a xlink:href="http://lv.farnell.com/amp-te-connectivity/215079-8/connector-8way-vertical-1-27/dp/1773005?st=micromatch%208%20board" xlink:type="simple">1773005</text:a></text:p>
          </table:table-cell>
          <table:table-cell table:style-name="ce7" office:value-type="string" calcext:value-type="string">
            <text:p><text:a xlink:href="https://www.tme.eu/en/details/ds1015-04-08r6xt/micro-match-connectors-127mm/connfly/" xlink:type="simple">DS1015-04-08R6XT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ROMATCH-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Match 8 IDC wire plug (215083-8)</text:p>
          </table:table-cell>
          <table:table-cell table:style-name="ce7" office:value-type="string" calcext:value-type="string">
            <text:p><text:a xlink:href="http://lv.farnell.com/amp-te-connectivity/215083-8/connector-8way-awg28-1-27/dp/1773002?st=micromatch%208%20board" xlink:type="simple">1773002</text:a> *</text:p>
          </table:table-cell>
          <table:table-cell table:style-name="ce7" office:value-type="string" calcext:value-type="string">
            <text:p><text:a xlink:href="https://www.tme.eu/en/details/ds1015-01-08r6/micro-match-connectors-127mm/connfly/" xlink:type="simple">DS1015-01-08R6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26]&gt;[.A26]; CEILING([.B26]/[.I26])*[.I26]; 0)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[.K26]*[.J26]" office:value-type="float" office:value="0.38" calcext:value-type="float">
            <text:p>0.38</text:p>
          </table:table-cell>
          <table:table-cell table:style-name="ce7" office:value-type="string" calcext:value-type="string">
            <text:p><text:a xlink:href="http://lv.farnell.com/amp-te-connectivity/215083-8/connector-8way-awg28-1-27/dp/1773002?st=micromatch%208%20board" xlink:type="simple">1773002</text:a></text:p>
          </table:table-cell>
          <table:table-cell table:style-name="ce7" office:value-type="string" calcext:value-type="string">
            <text:p><text:a xlink:href="https://www.tme.eu/en/details/ds1015-01-08r6/micro-match-connectors-127mm/connfly/" xlink:type="simple">DS1015-01-08R6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ROMATCH-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Match 8 IDC paddle board (215570-8)</text:p>
          </table:table-cell>
          <table:table-cell table:style-name="ce7" office:value-type="string" calcext:value-type="string">
            <text:p><text:a xlink:href="http://lv.farnell.com/amp-te-connectivity/7-215570-8/connector-paddle-board-8way/dp/149366?st=micromatch%208%20board" xlink:type="simple">149366</text:a> *</text:p>
          </table:table-cell>
          <table:table-cell table:style-name="ce7" office:value-type="string" calcext:value-type="string">
            <text:p><text:a xlink:href="https://www.tme.eu/en/details/ds1015-02-08r6/micro-match-connectors-127mm/connfly/" xlink:type="simple">DS1015-02-08R6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27]&gt;[.A27]; CEILING([.B27]/[.I27])*[.I27]; 0)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table:formula="of:=[.K27]*[.J27]" office:value-type="float" office:value="0.61" calcext:value-type="float">
            <text:p>0.61</text:p>
          </table:table-cell>
          <table:table-cell table:style-name="ce7" office:value-type="string" calcext:value-type="string">
            <text:p><text:a xlink:href="http://lv.farnell.com/amp-te-connectivity/7-215570-8/connector-paddle-board-8way/dp/149366?st=micromatch%208%20board" xlink:type="simple">149366</text:a></text:p>
          </table:table-cell>
          <table:table-cell table:style-name="ce7" office:value-type="string" calcext:value-type="string">
            <text:p><text:a xlink:href="https://www.tme.eu/en/details/ds1015-02-08r6/micro-match-connectors-127mm/connfly/" xlink:type="simple">DS1015-02-08R6</text:a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ICROMATCH-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Match 8 THT receptacle side (215460-8)</text:p>
          </table:table-cell>
          <table:table-cell table:style-name="ce7" office:value-type="string" calcext:value-type="string">
            <text:p><text:a xlink:href="http://lv.farnell.com/amp-te-connectivity/7-215460-8/socket-side-entry-8way/dp/148751?st=micromatch%208%20board" xlink:type="simple">148751</text:a> *</text:p>
          </table:table-cell>
          <table:table-cell table:style-name="ce7" office:value-type="string" calcext:value-type="string">
            <text:p><text:a xlink:href="https://www.tme.eu/en/details/ds1015-05-08r6b/micro-match-connectors-127mm/connfly/" xlink:type="simple">DS1015-05-08R6B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28]&gt;[.A28]; CEILING([.B28]/[.I28])*[.I28]; 0)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formula="of:=[.K28]*[.J28]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://lv.farnell.com/amp-te-connectivity/7-215460-8/socket-side-entry-8way/dp/148751?st=micromatch%208%20board" xlink:type="simple">148751</text:a></text:p>
          </table:table-cell>
          <table:table-cell table:style-name="ce7" office:value-type="string" calcext:value-type="string">
            <text:p><text:a xlink:href="https://www.tme.eu/en/details/ds1015-05-08r6b/micro-match-connectors-127mm/connfly/" xlink:type="simple">DS1015-05-08R6B</text:a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ICROMATCH-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croMatch 8 THT plug top (215464-8)</text:p>
          </table:table-cell>
          <table:table-cell table:style-name="ce7" office:value-type="string" calcext:value-type="string">
            <text:p><text:a xlink:href="http://lv.farnell.com/amp-te-connectivity/7-215464-8/plug-pcb-8way/dp/3784642?st=micromatch%208%20board" xlink:type="simple">3784642</text:a> *</text:p>
          </table:table-cell>
          <table:table-cell table:style-name="ce7" office:value-type="string" calcext:value-type="string">
            <text:p><text:a xlink:href="https://www.tme.eu/en/details/amp-7-215464-8/micro-match-connectors-127mm/te-connectivity/7-215464-8/" xlink:type="simple">AMP-7-215464-8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29]&gt;[.A29]; CEILING([.B29]/[.I29])*[.I29]; 0)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[.K29]*[.J29]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://lv.farnell.com/amp-te-connectivity/7-215464-8/plug-pcb-8way/dp/3784642?st=micromatch%208%20board" xlink:type="simple">3784642</text:a></text:p>
          </table:table-cell>
          <table:table-cell table:style-name="ce7" office:value-type="string" calcext:value-type="string">
            <text:p><text:a xlink:href="https://www.tme.eu/en/details/amp-7-215464-8/micro-match-connectors-127mm/te-connectivity/7-215464-8/" xlink:type="simple">AMP-7-215464-8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niature Single-Cell, Fully Integrated Li-Ion, Li-Polymer Charge Management Controllers</text:p>
          </table:table-cell>
          <table:table-cell table:style-name="ce7" office:value-type="string" calcext:value-type="string">
            <text:p><text:a xlink:href="http://lv.farnell.com/microchip/mcp73831t-2aci-ot/li-ion-li-poly-charge-controller/dp/1332158?st=MCP73831T-2ACI/OT" xlink:type="simple">1332158</text:a></text:p>
          </table:table-cell>
          <table:table-cell/>
          <table:table-cell table:style-name="ce7" office:value-type="string" calcext:value-type="string">
            <text:p><text:a xlink:href="https://www.arrow.com/en/products/mcp73832t-2aciot/microchip-technology" xlink:type="simple">MCP73832T-2ACI/OT</text:a></text:p>
          </table:table-cell>
          <table:table-cell office:value-type="float" office:value="1" calcext:value-type="float">
            <text:p>1</text:p>
          </table:table-cell>
          <table:table-cell table:formula="of:=IF([.B30]&gt;[.A30]; CEILING([.B30]/[.I30])*[.I30]; 0)"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table:formula="of:=[.K30]*[.J30]" office:value-type="float" office:value="0.52" calcext:value-type="float">
            <text:p>0.52</text:p>
          </table:table-cell>
          <table:table-cell table:style-name="ce7" office:value-type="string" calcext:value-type="string">
            <text:p><text:a xlink:href="http://lv.farnell.com/microchip/mcp73831t-2aci-ot/li-ion-li-poly-charge-controller/dp/1332158?st=MCP73831T-2ACI/OT" xlink:type="simple">1332158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AX</text:p>
          </table:table-cell>
          <table:table-cell office:value-type="string" calcext:value-type="string">
            <text:p>X2, X6</text:p>
          </table:table-cell>
          <table:table-cell office:value-type="string" calcext:value-type="string">
            <text:p>MMCX STRAIGHT, EDGE MOUNT JACK- 50 OHM</text:p>
          </table:table-cell>
          <table:table-cell/>
          <table:table-cell table:style-name="ce7" office:value-type="string" calcext:value-type="string">
            <text:p><text:a xlink:href="https://www.tme.eu/en/details/rf1205at0050gt_r/mcx-mmcx-connectors/adam-tech/rf12-05a-t-00-50-g/" xlink:type="simple">RF1205AT0050GT/R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31]&gt;[.A31]; CEILING([.B31]/[.I31])*[.I31]; 0)"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formula="of:=[.K31]*[.J31]" office:value-type="float" office:value="1.36" calcext:value-type="float">
            <text:p>1.36</text:p>
          </table:table-cell>
          <table:table-cell/>
          <table:table-cell table:style-name="ce7" office:value-type="string" calcext:value-type="string">
            <text:p><text:a xlink:href="https://www.tme.eu/en/details/rf1205at0050gt_r/mcx-mmcx-connectors/adam-tech/rf12-05a-t-00-50-g/" xlink:type="simple">RF1205AT0050GT/R</text:a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ug; MMCX; male; straight; 50Ω; RG174,RG188,RG316; for cable </text:p>
          </table:table-cell>
          <table:table-cell/>
          <table:table-cell table:style-name="ce7" office:value-type="string" calcext:value-type="string">
            <text:p><text:a xlink:href="https://www.tme.eu/en/details/rf12-06-t-02-50-g/mcx-mmcx-connectors/adam-tech/" xlink:type="simple">RF12-06-T-02-50-G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32]&gt;[.A32]; CEILING([.B32]/[.I32])*[.I32]; 0)" office:value-type="float" office:value="2" calcext:value-type="float">
            <text:p>2</text:p>
          </table:table-cell>
          <table:table-cell office:value-type="float" office:value="0.87" calcext:value-type="float">
            <text:p>0.87</text:p>
          </table:table-cell>
          <table:table-cell table:formula="of:=[.K32]*[.J32]" office:value-type="float" office:value="1.74" calcext:value-type="float">
            <text:p>1.74</text:p>
          </table:table-cell>
          <table:table-cell/>
          <table:table-cell table:style-name="ce7" office:value-type="string" calcext:value-type="string">
            <text:p><text:a xlink:href="https://www.tme.eu/en/details/rf12-06-t-02-50-g/mcx-mmcx-connectors/adam-tech/" xlink:type="simple">RF12-06-T-02-50-G</text:a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.1 µF, 10 V, X7R, 0603</text:p>
          </table:table-cell>
          <table:table-cell office:value-type="string" calcext:value-type="string">
            <text:p>C3, C6, C7, C8, C9, C10, C12, C13, C14, C15, C17, C18</text:p>
          </table:table-cell>
          <table:table-cell office:value-type="string" calcext:value-type="string">
            <text:p>Non-Polarized capacitor in various packages</text:p>
          </table:table-cell>
          <table:table-cell table:style-name="ce7" office:value-type="string" calcext:value-type="string">
            <text:p><text:a xlink:href="http://lv.farnell.com/kemet/c0603c104m8ractu/cap-mlcc-x7r-0-1uf-10v-0603/dp/2821272?st=kemet%201u" xlink:type="simple">2821272</text:a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B33]&gt;[.A33]; CEILING([.B33]/[.I33])*[.I33]; 0)" office:value-type="float" office:value="20" calcext:value-type="float">
            <text:p>20</text:p>
          </table:table-cell>
          <table:table-cell office:value-type="float" office:value="0.0252" calcext:value-type="float">
            <text:p>0.0252</text:p>
          </table:table-cell>
          <table:table-cell table:formula="of:=[.K33]*[.J33]" office:value-type="float" office:value="0.504" calcext:value-type="float">
            <text:p>0.504</text:p>
          </table:table-cell>
          <table:table-cell table:style-name="ce7" office:value-type="string" calcext:value-type="string">
            <text:p><text:a xlink:href="http://lv.farnell.com/kemet/c0603c104m8ractu/cap-mlcc-x7r-0-1uf-10v-0603/dp/2821272?st=kemet%201u" xlink:type="simple">2821272</text:a>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 µF, 10 V, X7R, 0603</text:p>
          </table:table-cell>
          <table:table-cell office:value-type="string" calcext:value-type="string">
            <text:p>C4, C5, C11, C16, C19, C20</text:p>
          </table:table-cell>
          <table:table-cell office:value-type="string" calcext:value-type="string">
            <text:p>Non-Polarized capacitor in various packages</text:p>
          </table:table-cell>
          <table:table-cell table:style-name="ce7" office:value-type="string" calcext:value-type="string">
            <text:p><text:a xlink:href="http://lv.farnell.com/kemet/c0603c105k8ractu/cap-mlcc-x7r-1uf-10v-0603/dp/2522396?st=kemet%201u" xlink:type="simple">2522396</text:a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B34]&gt;[.A34]; CEILING([.B34]/[.I34])*[.I34]; 0)" office:value-type="float" office:value="10" calcext:value-type="float">
            <text:p>10</text:p>
          </table:table-cell>
          <table:table-cell office:value-type="float" office:value="0.093" calcext:value-type="float">
            <text:p>0.093</text:p>
          </table:table-cell>
          <table:table-cell table:formula="of:=[.K34]*[.J34]" office:value-type="float" office:value="0.93" calcext:value-type="float">
            <text:p>0.93</text:p>
          </table:table-cell>
          <table:table-cell table:style-name="ce7" office:value-type="string" calcext:value-type="string">
            <text:p><text:a xlink:href="http://lv.farnell.com/kemet/c0603c105k8ractu/cap-mlcc-x7r-1uf-10v-0603/dp/2522396?st=kemet%201u" xlink:type="simple">2522396</text:a>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n-Polarized capacitor in various packag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35]&gt;[.A35]; CEILING([.B35]/[.I35])*[.I35]; 0)" office:value-type="float" office:value="0" calcext:value-type="float">
            <text:p>0</text:p>
          </table:table-cell>
          <table:table-cell/>
          <table:table-cell table:formula="of:=[.K35]*[.J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 µF, 6.3 V, X7R, 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olarized capacitor in various packages</text:p>
          </table:table-cell>
          <table:table-cell table:style-name="ce7" office:value-type="string" calcext:value-type="string">
            <text:p><text:a xlink:href="http://lv.farnell.com/kemet/c1206c106k9ractu/cap-mlcc-x7r-10uf-6-3v-1206/dp/2522501?st=kemet%2010uf" xlink:type="simple">2522501</text:a>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B36]&gt;[.A36]; CEILING([.B36]/[.I36])*[.I36]; 0)" office:value-type="float" office:value="5" calcext:value-type="float">
            <text:p>5</text:p>
          </table:table-cell>
          <table:table-cell office:value-type="float" office:value="0.37" calcext:value-type="float">
            <text:p>0.37</text:p>
          </table:table-cell>
          <table:table-cell table:formula="of:=[.K36]*[.J36]" office:value-type="float" office:value="1.85" calcext:value-type="float">
            <text:p>1.85</text:p>
          </table:table-cell>
          <table:table-cell table:style-name="ce7" office:value-type="string" calcext:value-type="string">
            <text:p><text:a xlink:href="http://lv.farnell.com/kemet/c1206c106k9ractu/cap-mlcc-x7r-10uf-6-3v-1206/dp/2522501?st=kemet%2010uf" xlink:type="simple">2522501</text:a>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3, R4, R8, R15</text:p>
          </table:table-cell>
          <table:table-cell office:value-type="string" calcext:value-type="string">
            <text:p>RESISTOR, European symb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37]&gt;[.A37]; CEILING([.B37]/[.I37])*[.I37]; 0)" office:value-type="float" office:value="0" calcext:value-type="float">
            <text:p>0</text:p>
          </table:table-cell>
          <table:table-cell/>
          <table:table-cell table:formula="of:=[.K37]*[.J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PE-RFM98W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FM95/96/97/98(W) - Low Power Long Range Transceiver Module</text:p>
          </table:table-cell>
          <table:table-cell/>
          <table:table-cell table:style-name="ce7" office:value-type="string" calcext:value-type="string">
            <text:p><text:a xlink:href="https://www.tme.eu/en/details/rfm98w-433s2/rf-communication-modules/hope-microelectronics/" xlink:type="simple">RFM98W-433S2</text:a>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IF([.B38]&gt;[.A38]; CEILING([.B38]/[.I38])*[.I38]; 0)" office:value-type="float" office:value="1" calcext:value-type="float">
            <text:p>1</text:p>
          </table:table-cell>
          <table:table-cell office:value-type="float" office:value="8.86" calcext:value-type="float">
            <text:p>8.86</text:p>
          </table:table-cell>
          <table:table-cell table:formula="of:=[.K38]*[.J38]" office:value-type="float" office:value="8.86" calcext:value-type="float">
            <text:p>8.86</text:p>
          </table:table-cell>
          <table:table-cell/>
          <table:table-cell table:style-name="ce7" office:value-type="string" calcext:value-type="string">
            <text:p><text:a xlink:href="https://www.tme.eu/en/details/rfm98w-433s2/rf-communication-modules/hope-microelectronics/" xlink:type="simple">RFM98W-433S2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LOX-NEO-M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U-blox NEO-6 GPS recei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39]&gt;[.A39]; CEILING([.B39]/[.I39])*[.I39]; 0)" office:value-type="float" office:value="0" calcext:value-type="float">
            <text:p>0</text:p>
          </table:table-cell>
          <table:table-cell/>
          <table:table-cell table:formula="of:=[.K39]*[.J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UBLOX-MAX-M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U-blox NEO-6 GPS recei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B40]&gt;[.A40]; CEILING([.B40]/[.I40])*[.I40]; 0)" office:value-type="float" office:value="0" calcext:value-type="float">
            <text:p>0</text:p>
          </table:table-cell>
          <table:table-cell/>
          <table:table-cell table:formula="of:=[.K40]*[.J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M9734TR-ND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 Type Micro-B Connector</text:p>
          </table:table-cell>
          <table:table-cell table:style-name="ce7" office:value-type="string" calcext:value-type="string">
            <text:p><text:a xlink:href="http://lv.farnell.com/molex/105133-0011/micro-usb-2-0-type-b-receptacle/dp/2614949?st=usb%20micro" xlink:type="simple">2614949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B41]&gt;[.A41]; CEILING([.B41]/[.I41])*[.I41]; 0)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K41]*[.J41]" office:value-type="float" office:value="0.6" calcext:value-type="float">
            <text:p>0.6</text:p>
          </table:table-cell>
          <table:table-cell table:style-name="ce7" office:value-type="string" calcext:value-type="string">
            <text:p><text:a xlink:href="http://lv.farnell.com/molex/105133-0011/micro-usb-2-0-type-b-receptacle/dp/2614949?st=usb%20micro" xlink:type="simple">261494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M32L063C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TM32 microcontroller</text:p>
          </table:table-cell>
          <table:table-cell table:style-name="ce7" office:value-type="string" calcext:value-type="string">
            <text:p><text:a xlink:href="http://lv.farnell.com/stmicroelectronics/stm32l053c8t6tr/mcu-32bit-cortex-m0-32mhz-lqfp/dp/2503296?st=stm32l053c8" xlink:type="simple">2503296</text:a></text:p>
          </table:table-cell>
          <table:table-cell/>
          <table:table-cell table:style-name="ce7" office:value-type="string" calcext:value-type="string">
            <text:p><text:a xlink:href="https://www.arrow.com/en/products/stm32l053c8t6/stmicroelectronics" xlink:type="simple">STM32L053C8T6</text:a></text:p>
          </table:table-cell>
          <table:table-cell office:value-type="float" office:value="1" calcext:value-type="float">
            <text:p>1</text:p>
          </table:table-cell>
          <table:table-cell table:formula="of:=IF([.B42]&gt;[.A42]; CEILING([.B42]/[.I42])*[.I42]; 0)" office:value-type="float" office:value="1" calcext:value-type="float">
            <text:p>1</text:p>
          </table:table-cell>
          <table:table-cell office:value-type="float" office:value="2.26" calcext:value-type="float">
            <text:p>2.26</text:p>
          </table:table-cell>
          <table:table-cell table:formula="of:=[.K42]*[.J42]" office:value-type="float" office:value="2.26" calcext:value-type="float">
            <text:p>2.26</text:p>
          </table:table-cell>
          <table:table-cell table:style-name="ce7" office:value-type="string" calcext:value-type="string">
            <text:p><text:a xlink:href="http://lv.farnell.com/stmicroelectronics/stm32l053c8t6tr/mcu-32bit-cortex-m0-32mhz-lqfp/dp/2503296?st=stm32l053c8" xlink:type="simple">2503296</text:a>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" table:formula="of:=SUM([.L2:.L42])" office:value-type="float" office:value="39.3055" calcext:value-type="float">
            <text:p>39.3055</text:p>
          </table:table-cell>
          <table:table-cell table:number-columns-repeated="2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tracker-25mm-full'.B1:'tracker-25mm-full'.E42">
          <table:sort>
            <table:sort-by table:field-number="3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6:21:13.395239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6:38:36.200285852</dc:date>
    <meta:editing-duration>P2DT1H56M11S</meta:editing-duration>
    <meta:editing-cycles>8</meta:editing-cycles>
    <meta:generator>LibreOffice/5.4.3.2$MacOSX_X86_64 LibreOffice_project/92a7159f7e4af62137622921e809f8546db437e5</meta:generator>
    <meta:document-statistic meta:table-count="1" meta:cell-count="413" meta:object-count="0"/>
  </office:meta>
</office:document-meta>
</file>